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f5c2c" officeooo:paragraph-rsid="000f5c2c"/>
    </style:style>
    <style:style style:name="P2" style:family="paragraph" style:parent-style-name="Standard">
      <style:text-properties style:text-underline-style="solid" style:text-underline-width="auto" style:text-underline-color="font-color" officeooo:rsid="000f5c2c" officeooo:paragraph-rsid="000f5c2c"/>
    </style:style>
    <style:style style:name="P3" style:family="paragraph" style:parent-style-name="Standard">
      <style:text-properties style:text-underline-style="none" officeooo:rsid="000f5c2c" officeooo:paragraph-rsid="000f5c2c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text-underline-style="none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/>
    </style:style>
    <style:style style:name="P7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font-size="12pt" officeooo:paragraph-rsid="000f5c2c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font-size="12pt" officeooo:rsid="000f5c2c" officeooo:paragraph-rsid="000f5c2c" style:font-size-asian="12pt" style:font-size-complex="12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3f7f5f" style:font-name="Monospace" fo:font-size="10pt" style:font-size-asian="10pt"/>
    </style:style>
    <style:style style:name="T4" style:family="text">
      <style:text-properties fo:color="#0000c0" style:font-name="Monospace" fo:font-size="10pt" style:font-size-asian="10pt"/>
    </style:style>
    <style:style style:name="T5" style:family="text">
      <style:text-properties fo:color="#2a00ff" style:font-name="Monospace" fo:font-size="10pt" style:font-size-asian="10pt"/>
    </style:style>
    <style:style style:name="T6" style:family="text">
      <style:text-properties fo:color="#c00000" style:font-name="Monospace" fo:font-size="10pt" style:font-size-asian="10pt"/>
    </style:style>
    <style:style style:name="T7" style:family="text">
      <style:text-properties fo:color="#c48cff" style:font-name="Monospace" fo:font-size="10pt" style:font-size-asian="10pt"/>
    </style:style>
    <style:style style:name="T8" style:family="text">
      <style:text-properties fo:color="#5e5eff" style:font-name="Monospace" fo:font-size="10pt" style:font-size-asian="10pt"/>
    </style:style>
    <style:style style:name="T9" style:family="text">
      <style:text-properties fo:color="#222222" style:font-name="Arial" fo:font-size="7pt" style:font-name-asian="Times New Roman" style:font-size-asian="7pt" style:font-name-complex="Arial1" style:font-size-complex="7pt"/>
    </style:style>
    <style:style style:name="T10" style:family="text">
      <style:text-properties fo:color="#222222" style:font-name="Arial" style:font-name-asian="Times New Roman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2.2</text:p>
      <text:p text:style-name="P1"/>
      <text:p text:style-name="P1"/>
      <text:p text:style-name="P7"><text:span text:style-name="T10">Given a list of strings - List[String] (“alpha”, “gamma”, “omega”, “zeta”, “beta”)</text:span></text:p>
      <text:p text:style-name="P7"><text:span text:style-name="T10">- find count of all strings with length 4</text:span></text:p>
      <text:p text:style-name="P7"><text:span text:style-name="T10">- convert the list of string to a list of integers, where each string is mapped to its</text:span></text:p>
      <text:p text:style-name="P7"><text:span text:style-name="T10">corresponding length</text:span></text:p>
      <text:p text:style-name="P7"><text:span text:style-name="T10">- find count of all strings which contain alphabet ‘m’</text:span></text:p>
      <text:p text:style-name="P8"><text:span text:style-name="T10">- find the count of all strings which start with the alphabet ‘a’</text:span></text:p>
      <text:p text:style-name="P1"/>
      <text:p text:style-name="P1"/>
      <text:p text:style-name="P2">List.scala</text:p>
      <text:p text:style-name="P2"/>
      <text:p text:style-name="P2"/>
      <text:p text:style-name="P2"/>
      <text:p text:style-name="P3"><text:span text:style-name="T1">object</text:span><text:span text:style-name="T2"> obj </text:span><text:span text:style-name="T1">extends</text:span><text:span text:style-name="T2"> App { </text:span><text:span text:style-name="T3">//object of class</text:span></text:p>
      <text:p text:style-name="P4"><text:span text:style-name="T2"><text:s/></text:span></text:p>
      <text:p text:style-name="P4"><text:span text:style-name="T3">//initializing list and variables</text:span></text:p>
      <text:p text:style-name="P4"><text:span text:style-name="T2"><text:s/></text:span><text:span text:style-name="T1">val</text:span><text:span text:style-name="T2"> </text:span><text:span text:style-name="T4">myList</text:span><text:span text:style-name="T2"> = List(</text:span><text:span text:style-name="T5">"alpha"</text:span><text:span text:style-name="T2">, </text:span><text:span text:style-name="T5">"gamma"</text:span><text:span text:style-name="T2">, </text:span><text:span text:style-name="T5">"omega"</text:span><text:span text:style-name="T2">, </text:span><text:span text:style-name="T5">"zeta"</text:span><text:span text:style-name="T2">, </text:span><text:span text:style-name="T5">"beta"</text:span><text:span text:style-name="T2">)</text:span></text:p>
      <text:p text:style-name="P4"><text:span text:style-name="T2"><text:s/></text:span><text:span text:style-name="T1">var</text:span><text:span text:style-name="T2"> </text:span><text:span text:style-name="T6">letter</text:span><text:span text:style-name="T2"> = </text:span><text:span text:style-name="T7">0</text:span></text:p>
      <text:p text:style-name="P4"><text:span text:style-name="T2"><text:s/></text:span><text:span text:style-name="T1">var</text:span><text:span text:style-name="T2"> </text:span><text:span text:style-name="T6">counta</text:span><text:span text:style-name="T2"> = </text:span><text:span text:style-name="T7">0</text:span></text:p>
      <text:p text:style-name="P4"><text:span text:style-name="T2"><text:s/></text:span><text:span text:style-name="T1">var</text:span><text:span text:style-name="T2"> </text:span><text:span text:style-name="T6">countm</text:span><text:span text:style-name="T2"> = </text:span><text:span text:style-name="T7">0</text:span></text:p>
      <text:p text:style-name="P4"><text:span text:style-name="T2"><text:s/></text:span><text:span text:style-name="T1">val</text:span><text:span text:style-name="T2"> </text:span><text:span text:style-name="T4">map</text:span><text:span text:style-name="T2"> = scala.collection.mutable.Map[String, Int]() </text:span><text:span text:style-name="T3">//map</text:span></text:p>
      <text:p text:style-name="P4"><text:span text:style-name="T1">for</text:span><text:span text:style-name="T2"> (</text:span><text:span text:style-name="T8">i</text:span><text:span text:style-name="T2"> &lt;-</text:span><text:span text:style-name="T4">myList</text:span><text:span text:style-name="T2">)</text:span></text:p>
      <text:p text:style-name="P4"><text:span text:style-name="T2">{</text:span></text:p>
      <text:p text:style-name="P4"><text:span text:style-name="T2"><text:s text:c="2"/></text:span><text:span text:style-name="T1">if</text:span><text:span text:style-name="T2"> (</text:span><text:span text:style-name="T8">i</text:span><text:span text:style-name="T2">.length()==</text:span><text:span text:style-name="T7">4</text:span><text:span text:style-name="T2">) <text:s text:c="3"/></text:span><text:span text:style-name="T3">//check length is 4</text:span></text:p>
      <text:p text:style-name="P4"><text:span text:style-name="T2"><text:s text:c="2"/>{</text:span></text:p>
      <text:p text:style-name="P4"><text:span text:style-name="T2"><text:s text:c="4"/></text:span><text:span text:style-name="T6">letter</text:span><text:span text:style-name="T2"> = </text:span><text:span text:style-name="T6">letter</text:span><text:span text:style-name="T2"> + </text:span><text:span text:style-name="T7">1</text:span><text:span text:style-name="T2"> <text:s/></text:span><text:span text:style-name="T3">//counts word of length 4</text:span></text:p>
      <text:p text:style-name="P4"><text:span text:style-name="T2"><text:s text:c="2"/>}</text:span></text:p>
      <text:p text:style-name="P4"><text:span text:style-name="T2"><text:s/></text:span></text:p>
      <text:p text:style-name="P4"><text:span text:style-name="T2"><text:s text:c="2"/></text:span><text:span text:style-name="T4">map</text:span><text:span text:style-name="T2">.put(</text:span><text:span text:style-name="T8">i</text:span><text:span text:style-name="T2">,</text:span><text:span text:style-name="T8">i</text:span><text:span text:style-name="T2">.length())</text:span></text:p>
      <text:p text:style-name="P4"><text:span text:style-name="T2"><text:s text:c="2"/></text:span></text:p>
      <text:p text:style-name="P4"><text:span text:style-name="T2"><text:s text:c="2"/></text:span><text:span text:style-name="T1">if</text:span><text:span text:style-name="T2"> (</text:span><text:span text:style-name="T8">i</text:span><text:span text:style-name="T2">.contains(</text:span><text:span text:style-name="T5">"a"</text:span><text:span text:style-name="T2">))</text:span></text:p>
      <text:p text:style-name="P4"><text:span text:style-name="T2"><text:s text:c="2"/>{</text:span></text:p>
      <text:p text:style-name="P4"><text:span text:style-name="T2"><text:s text:c="4"/></text:span><text:span text:style-name="T6">counta</text:span><text:span text:style-name="T2"> +=</text:span><text:span text:style-name="T7">1</text:span><text:span text:style-name="T2"> <text:s text:c="3"/></text:span><text:span text:style-name="T3">//counts words with letter 'a'</text:span></text:p>
      <text:p text:style-name="P4"><text:span text:style-name="T2"><text:s text:c="2"/>}</text:span></text:p>
      <text:p text:style-name="P4"><text:span text:style-name="T2"><text:s text:c="2"/></text:span></text:p>
      <text:p text:style-name="P4"><text:span text:style-name="T2"><text:s text:c="2"/></text:span><text:span text:style-name="T1">if</text:span><text:span text:style-name="T2"> (</text:span><text:span text:style-name="T8">i</text:span><text:span text:style-name="T2">.contains(</text:span><text:span text:style-name="T5">"m"</text:span><text:span text:style-name="T2">))</text:span></text:p>
      <text:p text:style-name="P4"><text:span text:style-name="T2"><text:s text:c="2"/>{</text:span></text:p>
      <text:p text:style-name="P4"><text:span text:style-name="T2"><text:s text:c="4"/></text:span><text:span text:style-name="T6">countm</text:span><text:span text:style-name="T2"> +=</text:span><text:span text:style-name="T7">1</text:span><text:span text:style-name="T2"> <text:s text:c="3"/></text:span><text:span text:style-name="T3">//counts words with letter 'm'</text:span></text:p>
      <text:p text:style-name="P4"><text:span text:style-name="T2"><text:s text:c="2"/>}</text:span></text:p>
      <text:p text:style-name="P4"><text:span text:style-name="T2"><text:s text:c="2"/></text:span></text:p>
      <text:p text:style-name="P4"><text:span text:style-name="T2">}</text:span></text:p>
      <text:p text:style-name="P4"><text:span text:style-name="T2"><text:s/></text:span><text:span text:style-name="T3">//output printing</text:span></text:p>
      <text:p text:style-name="P4"><text:span text:style-name="T2"><text:s text:c="2"/>println(</text:span><text:span text:style-name="T5">"count of all strings with length 4 <text:s/>"</text:span><text:span text:style-name="T2"> + </text:span><text:span text:style-name="T6">letter</text:span><text:span text:style-name="T2">)</text:span></text:p>
      <text:p text:style-name="P4"><text:span text:style-name="T2"><text:s text:c="2"/>println(</text:span><text:span text:style-name="T5">"each string is mapped to its corresponding length <text:s/>"</text:span><text:span text:style-name="T2"> + </text:span><text:span text:style-name="T4">map</text:span><text:span text:style-name="T2">)</text:span></text:p>
      <text:p text:style-name="P4"><text:span text:style-name="T2"><text:s text:c="2"/>println(</text:span><text:span text:style-name="T5">"count of all strings which contain alphabet ‘m’ <text:s/>"</text:span><text:span text:style-name="T2"> + </text:span><text:span text:style-name="T6">countm</text:span><text:span text:style-name="T2">)</text:span></text:p>
      <text:p text:style-name="P4"><text:span text:style-name="T2"><text:s text:c="2"/>println(</text:span><text:span text:style-name="T5">"count of all strings which start with the alphabet ‘a’ <text:s/>"</text:span><text:span text:style-name="T2"> + </text:span><text:span text:style-name="T6">counta</text:span><text:span text:style-name="T2">)</text:span></text:p>
      <text:p text:style-name="P4"><text:span text:style-name="T2"><text:s text:c="2"/></text:span></text:p>
      <text:p text:style-name="P4"><text:span text:style-name="T2">}</text:span></text:p>
      <text:p text:style-name="P3"><text:span text:style-name="T3"/></text:p>
      <text:p text:style-name="P2"/>
      <text:p text:style-name="P2">Output</text:p>
      <text:p text:style-name="P2"/>
      <text:p text:style-name="P2"><text:soft-page-break/></text:p>
      <text:p text:style-name="P3"><text:span text:style-name="T2">count of all strings with length 4 <text:s/>2</text:span></text:p>
      <text:p text:style-name="P4"><text:span text:style-name="T2">each string is mapped to its corresponding length <text:s/>Map(beta -&gt; 4, alpha -&gt; 5, omega -&gt; 5, gamma -&gt; 5, zeta -&gt; 4)</text:span></text:p>
      <text:p text:style-name="P4"><text:span text:style-name="T2">count of all strings which contain alphabet ‘m’ <text:s/>2</text:span></text:p>
      <text:p text:style-name="P4"><text:span text:style-name="T2">count of all strings which start with the alphabet ‘a’ <text:s/>5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08T23:41:16.468477477</meta:creation-date>
    <dc:date>2017-11-08T23:48:16.723030583</dc:date>
    <dc:creator>Acadgild </dc:creator>
    <meta:editing-duration>P0D</meta:editing-duration>
    <meta:editing-cycles>1</meta:editing-cycles>
    <meta:document-statistic meta:table-count="0" meta:image-count="0" meta:object-count="0" meta:page-count="2" meta:paragraph-count="48" meta:word-count="251" meta:character-count="1474" meta:non-whitespace-character-count="1191"/>
    <meta:generator>LibreOffice/4.2.8.2$Linux_X86_64 LibreOffice_project/420$Build-2</meta:generator>
  </office:meta>
</office:document-meta>
</file>